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center" style:justify-single-word="false"/>
      <style:text-properties fo:font-size="32pt" style:font-size-asian="32pt" style:font-size-complex="32pt"/>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Standard">
      <style:text-properties fo:font-size="14pt" officeooo:rsid="001f1cfe" officeooo:paragraph-rsid="001f1cfe" style:font-size-asian="14pt" style:font-size-complex="14pt"/>
    </style:style>
    <style:style style:name="P7" style:family="paragraph" style:parent-style-name="Standard">
      <style:text-properties fo:font-size="14pt" officeooo:rsid="002094f9" officeooo:paragraph-rsid="002094f9" style:font-size-asian="14pt" style:font-size-complex="14pt"/>
    </style:style>
    <style:style style:name="P8" style:family="paragraph" style:parent-style-name="Standard">
      <style:text-properties fo:font-size="14pt" officeooo:paragraph-rsid="002094f9" style:font-size-asian="14pt" style:font-size-complex="14pt"/>
    </style:style>
    <style:style style:name="P9" style:family="paragraph" style:parent-style-name="Standard">
      <style:paragraph-properties fo:text-align="center" style:justify-single-word="false"/>
      <style:text-properties fo:font-size="20pt" fo:font-weight="bold" officeooo:paragraph-rsid="002094f9" style:font-size-asian="20pt" style:font-weight-asian="bold" style:font-size-complex="20pt" style:font-weight-complex="bold"/>
    </style:style>
    <style:style style:name="T1" style:family="text">
      <style:text-properties officeooo:rsid="001bdd18"/>
    </style:style>
    <style:style style:name="T2" style:family="text">
      <style:text-properties officeooo:rsid="001f1cfe"/>
    </style:style>
    <style:style style:name="T3" style:family="text">
      <style:text-properties officeooo:rsid="002094f9"/>
    </style:style>
    <style:style style:name="T4" style:family="text">
      <style:text-properties officeooo:rsid="002152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ataxe-64</text:p>
      <text:p text:style-name="P4"><text:span text:style-name="T2">Level IV discussion document</text:span>.</text:p>
      <text:p text:style-name="P3">Richard Parker <text:span text:style-name="T2">6</text:span>.<text:span text:style-name="T2">10</text:span>.201<text:span text:style-name="T1">5</text:span></text:p>
      <text:p text:style-name="P1"/>
      <text:p text:style-name="P5">Section 1 – Introduction</text:p>
      <text:p text:style-name="P2"/>
      <text:p text:style-name="P6">So far, meataxe64 has concentrated on producing the fastest programs, and in particular the fastest matrix multiply, that can be done by reading the matrix into memory, doing the work, and writing out the answer. <text:s/>I have always been aware that there are further levels above that, and I am now finding that I cannot get much further without sorting out the strategy.</text:p>
      <text:p text:style-name="P6"/>
      <text:p text:style-name="P6">As originally planned, meataxe64 had five levels. <text:s/>I am not really aware of any deficiencies in this plan, though I suspect that they may well arise fairly soon. <text:s/>Here is the global plan.</text:p>
      <text:p text:style-name="P6"/>
      <text:p text:style-name="P6">Level V - distributed. <text:s/>Many computers working with the same central directory available to all. <text:s/>Error detection and recovery are central themes.</text:p>
      <text:p text:style-name="P6"/>
      <text:p text:style-name="P6">Level IV - disk-based. <text:s/>One computer working through a list of parts of a job one at a time. <text:s/>This is expected to involve moving matrices from the central directory and chopping them up into parts residing on the local disk.</text:p>
      <text:p text:style-name="P6"/>
      <text:p text:style-name="P6">Level III - memory based. <text:s/>A computer reads the data into memory, works on it and then writes out the result. <text:s/>This involves controlling multiple threads to use all the cores.</text:p>
      <text:p text:style-name="P6"/>
      <text:p text:style-name="P6">Level II - single thread. <text:s/>These are the proggies. <text:s/>They work with memory objects, and the proggy only starts when all its inputs are ready.</text:p>
      <text:p text:style-name="P6"/>
      <text:p text:style-name="P6">Level I - High Performance Meataxe Interface. <text:s/>This is working primarily with data in cache, and includes parts written in assembler for a particular architecture.</text:p>
      <text:p text:style-name="P6"/>
      <text:p text:style-name="P6">The current position is that all the programs are written at level III, and I have started the job of converting them to level IV. <text:s/>For many, this will be trivial. <text:s/>For example, for zad, it is simply necessary to check that the performance is adequate and that the program works for huge matrices. <text:s/>Since it works one row at a time, the only real issue is whether we want to be able to add matrices where a single row does not fit into memory . . . and although the demand is probably very low, it is not that hard to make zad work in that case also, and I propose to do that. <text:s/>The zte program is not much harder. <text:s/>Usually it works by reading in matrix B then processing matrix A one <text:soft-page-break/>row at a time, but there must now be further algorithms to deal with the cases where matrix B does not fit into memory, or where a single row of A does not. <text:s/>Again . . . not very difficult.</text:p>
      <text:p text:style-name="P6"/>
      <text:p text:style-name="P6">Probably the key program to convert is zmu. <text:s/>On mature reflection, it is clear that too much work has been done at level III and consideration of level IV is overdue.</text:p>
      <text:p text:style-name="P6"/>
      <text:p text:style-name="P6">One issue is to allow zmu to work with larger matrices. <text:s/>On my laptop, for example, now the Haswell mod-3 HPMI is in place, it can multiply 100,000 x 100,000 matrices mod 3 in 30 minutes. <text:s/>Since it only has 4GB of main memory, this is the largest matrix zmu can currently handle. <text:s/>It would surely be sensible to allow 300,000 x 300,000 multiplications mod 3 to run in 13.5 hours!</text:p>
      <text:p text:style-name="P6"/>
      <text:p text:style-name="P7">Another issue is that Strassen has not been used. <text:s/>This is primarily because the memory footprint grows somewhat, but if more disk accesses were used, the pressure on memory footprint would be relieved and Strassen used to its full advantage.</text:p>
      <text:p text:style-name="P7"/>
      <text:p text:style-name="P7">Looking at this second point another way, my laptop can copy the 100,000 x 100,000 matrices mod 3 in 30 seconds, so there is clearly plenty of disk bandwidth to spare. <text:s/>It would be sensible to use some of this to reduce the memory footprint, allow some levels of Strassen and thereby speed up the overall operation.</text:p>
      <text:p text:style-name="P7"/>
      <text:p text:style-name="P7">Yet a third dimension to the issue is that the HPMI has reduced the real-memory bandwidth requirements so much that there is considerable real-memory bandwidth to spare. <text:s/>This can be used for Strassen (which is fairly memory-bandwidth hungry) provided the memory footprint pressure is relieved.</text:p>
      <text:p text:style-name="P7"/>
      <text:p text:style-name="P7">Finding the optimum balance between memory footprint, memory bandwidth and disk bandwidth is clearly going to be an interesting problem, but first we must enable the disk to be used to reduce the memory footprint pressure, and that is the primary concern of this document.</text:p>
      <text:p text:style-name="P7"/>
      <text:p text:style-name="P9">Section <text:span text:style-name="T3">2</text:span> – <text:span text:style-name="T3">Possible Strategies.</text:span></text:p>
      <text:p text:style-name="P8"/>
      <text:p text:style-name="P7">This section is basically a brainstorm on how level IV might be implemented.</text:p>
      <text:p text:style-name="P7"/>
      <text:p text:style-name="P7">1. <text:s/>Shell Scripts. <text:s/>This is the current implementation, and indeed it is already possible to multiply 300,000 x 300,000 matrices on my laptop by writing a shell script that chops it 3x3, does the 27 multiplies, then assembles the result back into a single matrix.<text:span text:style-name="T4"> <text:s/>It is not clear to me how good this could be in terms of parallel execution (e.g. chopping stuff, adding (Strassen) stuff and multiplying stuff all at the same time).</text:span></text:p>
      <text:p text:style-name="P7"/>
      <text:p text:style-name="P7">2. <text:s/>Hand-coding in "C". <text:s/>The idea here would be that the "main" program of a new zmu would first chop the matrix up, then multiply the parts, then assemble the <text:soft-page-break/>resulting bits back together again. <text:s/>Advantages include that multiple threads could be used to do much of the work asynchronously, and that intelligence more easily developed to decide how much chopping.</text:p>
      <text:p text:style-name="P7"/>
      <text:p text:style-name="P7">3. <text:s/>Automatic save and restore of mojes. <text:s/>Here the level III and level IV would be combined, so that an intelligent thread farm writes mojes to disk when they are not in use and reads them back when they are about to be used. <text:s/></text:p>
      <text:p text:style-name="P7"/>
      <text:p text:style-name="P7">4. <text:s/>Another layer of "super-thread-farm" above the current one. <text:s/>The programming would be much like the current layer III, but the layer IV "mojes" would be mainly "dojes" - Disk objects. <text:s/>This could be generated by taking the current thread farm and changing it. <text:s/>The current z-programs would ultimately become layer-IV mega-proggies that would execute sequentially, but with the system software able to deal with the reading of the dojes in time for the next mega-proggy.</text:p>
      <text:p text:style-name="P7"/>
      <text:p text:style-name="P7"><text:s/><text:span text:style-name="T4">I need to chose the overall strategy before I can get much fur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5-10-06T16:48:52.660984087</dc:date>
    <meta:editing-duration>PT23H36M54S</meta:editing-duration>
    <meta:editing-cycles>138</meta:editing-cycles>
    <meta:generator>LibreOffice/4.2.8.2$Linux_X86_64 LibreOffice_project/420m0$Build-2</meta:generator>
    <meta:printed-by>User </meta:printed-by>
    <meta:print-date>2012-08-06T12:45:35</meta:print-date>
    <meta:document-statistic meta:table-count="0" meta:image-count="0" meta:object-count="0" meta:page-count="3" meta:paragraph-count="25" meta:word-count="1001" meta:character-count="5699" meta:non-whitespace-character-count="4681"/>
  </office:meta>
</office:document-meta>
</file>